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mplates.getTemplateNameByRef( String refGroupNam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Templates.addTemplateRefGroup( String refGroupName , Map templateRef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Templates.getTemplate( String templa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Templates.get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Templates.addTemplate( String templateName , URLTemplate 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